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15.1pt" svg:height="518.2pt" svg:x="534.36pt" svg:y="37.45pt">
            <loext:p draw:notify-on-update-of-ranges="Sheet1.A1:Sheet1.A1 Sheet1.A2:Sheet1.A16 Sheet1.B1:Sheet1.B1 Sheet1.B2:Sheet1.B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Owner</text:p>
          </table:table-cell>
          <table:table-cell office:value-type="string" calcext:value-type="string">
            <text:p>Points</text:p>
          </table:table-cell>
          <table:table-cell/>
        </table:table-row>
        <table:table-row table:style-name="ro1">
          <table:table-cell office:value-type="string" calcext:value-type="string">
            <text:p>Eric</text:p>
          </table:table-cell>
          <table:table-cell office:value-type="float" office:value="782" calcext:value-type="float">
            <text:p>782</text:p>
          </table:table-cell>
          <table:table-cell table:formula="of:=([.B2]-[.B$18])/[.B$17]" office:value-type="float" office:value="1.92928324393088" calcext:value-type="float">
            <text:p>1.9292832439</text:p>
          </table:table-cell>
        </table:table-row>
        <table:table-row table:style-name="ro1">
          <table:table-cell office:value-type="string" calcext:value-type="string">
            <text:p>Nathan R.</text:p>
          </table:table-cell>
          <table:table-cell office:value-type="float" office:value="757" calcext:value-type="float">
            <text:p>757</text:p>
          </table:table-cell>
          <table:table-cell table:formula="of:=([.B3]-[.B$18])/[.B$17]" office:value-type="float" office:value="1.73793671748971" calcext:value-type="float">
            <text:p>1.7379367175</text:p>
          </table:table-cell>
        </table:table-row>
        <table:table-row table:style-name="ro1">
          <table:table-cell office:value-type="string" calcext:value-type="string">
            <text:p>CV</text:p>
          </table:table-cell>
          <table:table-cell office:value-type="float" office:value="621" calcext:value-type="float">
            <text:p>621</text:p>
          </table:table-cell>
          <table:table-cell table:formula="of:=([.B4]-[.B$18])/[.B$17]" office:value-type="float" office:value="0.697011613649718" calcext:value-type="float">
            <text:p>0.6970116136</text:p>
          </table:table-cell>
        </table:table-row>
        <table:table-row table:style-name="ro1">
          <table:table-cell office:value-type="string" calcext:value-type="string">
            <text:p>Jack</text:p>
          </table:table-cell>
          <table:table-cell office:value-type="float" office:value="566" calcext:value-type="float">
            <text:p>566</text:p>
          </table:table-cell>
          <table:table-cell table:formula="of:=([.B5]-[.B$18])/[.B$17]" office:value-type="float" office:value="0.276049255479135" calcext:value-type="float">
            <text:p>0.2760492555</text:p>
          </table:table-cell>
        </table:table-row>
        <table:table-row table:style-name="ro1">
          <table:table-cell office:value-type="string" calcext:value-type="string">
            <text:p>Evan</text:p>
          </table:table-cell>
          <table:table-cell office:value-type="float" office:value="564" calcext:value-type="float">
            <text:p>564</text:p>
          </table:table-cell>
          <table:table-cell table:formula="of:=([.B6]-[.B$18])/[.B$17]" office:value-type="float" office:value="0.260741533363841" calcext:value-type="float">
            <text:p>0.2607415334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float" office:value="556" calcext:value-type="float">
            <text:p>556</text:p>
          </table:table-cell>
          <table:table-cell table:formula="of:=([.B7]-[.B$18])/[.B$17]" office:value-type="float" office:value="0.199510644902665" calcext:value-type="float">
            <text:p>0.1995106449</text:p>
          </table:table-cell>
        </table:table-row>
        <table:table-row table:style-name="ro1">
          <table:table-cell office:value-type="string" calcext:value-type="string">
            <text:p>Nathan T.</text:p>
          </table:table-cell>
          <table:table-cell office:value-type="float" office:value="554" calcext:value-type="float">
            <text:p>554</text:p>
          </table:table-cell>
          <table:table-cell table:formula="of:=([.B8]-[.B$18])/[.B$17]" office:value-type="float" office:value="0.184202922787371" calcext:value-type="float">
            <text:p>0.1842029228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float" office:value="547" calcext:value-type="float">
            <text:p>547</text:p>
          </table:table-cell>
          <table:table-cell table:formula="of:=([.B9]-[.B$18])/[.B$17]" office:value-type="float" office:value="0.130625895383842" calcext:value-type="float">
            <text:p>0.1306258954</text:p>
          </table:table-cell>
        </table:table-row>
        <table:table-row table:style-name="ro1">
          <table:table-cell office:value-type="string" calcext:value-type="string">
            <text:p>Noah</text:p>
          </table:table-cell>
          <table:table-cell office:value-type="float" office:value="526" calcext:value-type="float">
            <text:p>526</text:p>
          </table:table-cell>
          <table:table-cell table:formula="of:=([.B10]-[.B$18])/[.B$17]" office:value-type="float" office:value="-0.0301051868267444" calcext:value-type="float">
            <text:p>-0.0301051868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float" office:value="495" calcext:value-type="float">
            <text:p>495</text:p>
          </table:table-cell>
          <table:table-cell table:formula="of:=([.B11]-[.B$18])/[.B$17]" office:value-type="float" office:value="-0.2673748796138" calcext:value-type="float">
            <text:p>-0.2673748796</text:p>
          </table:table-cell>
        </table:table-row>
        <table:table-row table:style-name="ro1">
          <table:table-cell office:value-type="string" calcext:value-type="string">
            <text:p>Adrian</text:p>
          </table:table-cell>
          <table:table-cell office:value-type="float" office:value="471" calcext:value-type="float">
            <text:p>471</text:p>
          </table:table-cell>
          <table:table-cell table:formula="of:=([.B12]-[.B$18])/[.B$17]" office:value-type="float" office:value="-0.451067544997328" calcext:value-type="float">
            <text:p>-0.451067545</text:p>
          </table:table-cell>
        </table:table-row>
        <table:table-row table:style-name="ro1">
          <table:table-cell office:value-type="string" calcext:value-type="string">
            <text:p>Chase</text:p>
          </table:table-cell>
          <table:table-cell office:value-type="float" office:value="441" calcext:value-type="float">
            <text:p>441</text:p>
          </table:table-cell>
          <table:table-cell table:formula="of:=([.B13]-[.B$18])/[.B$17]" office:value-type="float" office:value="-0.680683376726737" calcext:value-type="float">
            <text:p>-0.6806833767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float" office:value="405" calcext:value-type="float">
            <text:p>405</text:p>
          </table:table-cell>
          <table:table-cell table:formula="of:=([.B14]-[.B$18])/[.B$17]" office:value-type="float" office:value="-0.956222374802028" calcext:value-type="float">
            <text:p>-0.9562223748</text:p>
          </table:table-cell>
        </table:table-row>
        <table:table-row table:style-name="ro1">
          <table:table-cell office:value-type="string" calcext:value-type="string">
            <text:p>Luke</text:p>
          </table:table-cell>
          <table:table-cell office:value-type="float" office:value="382" calcext:value-type="float">
            <text:p>382</text:p>
          </table:table-cell>
          <table:table-cell table:formula="of:=([.B15]-[.B$18])/[.B$17]" office:value-type="float" office:value="-1.13226117912791" calcext:value-type="float">
            <text:p>-1.1322611791</text:p>
          </table:table-cell>
        </table:table-row>
        <table:table-row table:style-name="ro1">
          <table:table-cell office:value-type="string" calcext:value-type="string">
            <text:p>Bret</text:p>
          </table:table-cell>
          <table:table-cell office:value-type="float" office:value="282" calcext:value-type="float">
            <text:p>282</text:p>
          </table:table-cell>
          <table:table-cell table:formula="of:=([.B16]-[.B$18])/[.B$17]" office:value-type="float" office:value="-1.89764728489261" calcext:value-type="float">
            <text:p>-1.8976472849</text:p>
          </table:table-cell>
        </table:table-row>
        <table:table-row table:style-name="ro1">
          <table:table-cell table:style-name="Default" office:value-type="string" calcext:value-type="string">
            <text:p>stdev</text:p>
          </table:table-cell>
          <table:table-cell table:style-name="Default" table:formula="of:=STDEV([.B2:.B16])" office:value-type="float" office:value="130.65301192016" calcext:value-type="float">
            <text:p>130.6530119202</text:p>
          </table:table-cell>
          <table:table-cell/>
        </table:table-row>
        <table:table-row table:style-name="ro1">
          <table:table-cell table:style-name="Default" office:value-type="string" calcext:value-type="string">
            <text:p>mean</text:p>
          </table:table-cell>
          <table:table-cell table:style-name="Default" table:formula="of:=AVERAGE([.B2:.B16])" office:value-type="float" office:value="529.933333333333" calcext:value-type="float">
            <text:p>529.9333333333</text:p>
          </table:table-cell>
          <table:table-cell/>
        </table:table-row>
        <table:table-row table:style-name="ro1" table:number-rows-repeated="3"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0.972" calcext:value-type="float">
            <text:p>0.972</text:p>
          </table:table-cell>
          <table:table-cell table:style-name="Default" office:value-type="string" calcext:value-type="string">
            <text:p>probabiity that below</text:p>
          </table:table-cell>
          <table:table-cell/>
        </table:table-row>
        <table:table-row table:style-name="ro1">
          <table:table-cell table:style-name="Default" table:formula="of:=1-[.A22]" office:value-type="float" office:value="0.028" calcext:value-type="float">
            <text:p>0.028</text:p>
          </table:table-cell>
          <table:table-cell table:style-name="Default" office:value-type="string" calcext:value-type="string">
            <text:p>p(above)</text:p>
          </table:table-cell>
          <table:table-cell/>
        </table:table-row>
        <table:table-row table:style-name="ro1">
          <table:table-cell table:style-name="Default" table:formula="of:=[.A23]*14" office:value-type="float" office:value="0.392" calcext:value-type="float">
            <text:p>0.392</text:p>
          </table:table-cell>
          <table:table-cell table:style-name="Default"/>
          <table:table-cell/>
        </table:table-row>
        <table:table-row table:style-name="ro1">
          <table:table-cell table:style-name="Default" table:formula="of:=[.A22]^14" office:value-type="float" office:value="0.671935689421771" calcext:value-type="float">
            <text:p>0.6719356894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23:45:22.549954813</meta:creation-date>
    <dc:date>2017-04-06T00:43:29.089808898</dc:date>
    <meta:editing-duration>PT27M26S</meta:editing-duration>
    <meta:editing-cycles>1</meta:editing-cycles>
    <meta:document-statistic meta:table-count="1" meta:cell-count="57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756cm" svg:height="18.282cm" xlink:href=".." xlink:type="simple" chart:class="chart:bar" chart:style-name="ch1">
        <chart:legend chart:legend-position="end" svg:x="27.022cm" svg:y="8.842cm" style:legend-expansion="high" chart:style-name="ch2"/>
        <chart:plot-area chart:style-name="ch3" table:cell-range-address="Sheet1.A1:Sheet1.B16" chart:data-source-has-labels="both" svg:x="0.575cm" svg:y="0.365cm" svg:width="25.872cm" svg:height="17.552cm">
          <chartooo:coordinate-region svg:x="1.382cm" svg:y="0.564cm" svg:width="25.065cm" svg:height="16.706cm"/>
          <chart:axis chart:dimension="x" chart:name="primary-x" chart:style-name="ch4" chartooo:axis-type="auto">
            <chartooo:date-scale/>
            <chart:categories table:cell-range-address="Sheet1.A2:Sheet1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6" chart:label-cell-address="Sheet1.B1:Sheet1.B1" chart:class="chart:b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ric</text:p>
                <draw:g>
                  <svg:desc>Sheet1.A2:Sheet1.A16</svg:desc>
                </draw:g>
              </table:table-cell>
              <table:table-cell office:value-type="float" office:value="782">
                <text:p>782</text:p>
                <draw:g>
                  <svg:desc>Sheet1.B2:Sheet1.B16</svg:desc>
                </draw:g>
              </table:table-cell>
            </table:table-row>
            <table:table-row>
              <table:table-cell office:value-type="string">
                <text:p>Nathan R.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CV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Jack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Evan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Chris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Nathan T.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Kyle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Noah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Nick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Adrian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Chase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Andrew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Luke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Bret</text:p>
              </table:table-cell>
              <table:table-cell office:value-type="float" office:value="282">
                <text:p>2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